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3cm" svg:height="1cm" svg:x="3.2cm" svg:y="14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5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7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6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9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0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2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1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4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5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7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6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5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6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8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7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8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9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1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0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5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9.2cm" svg:y="6.4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8.4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7.5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1cm" svg:x="9.2cm" svg:y="5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9.2cm" svg:y="6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8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7.5cm">
          <text:p text:style-name="P1">task_a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7cm" svg:y1="22.8cm" svg:x2="4.7cm" svg:y2="24.3cm">
          <text:p/>
        </draw:line>
        <draw:line draw:style-name="gr4" draw:text-style-name="P3" draw:layer="layout" svg:x1="4.6cm" svg:y1="13.8cm" svg:x2="4.6cm" svg:y2="14.3cm">
          <text:p/>
        </draw:line>
        <draw:line draw:style-name="gr4" draw:text-style-name="P3" draw:layer="layout" svg:x1="4.7cm" svg:y1="9.3cm" svg:x2="4.7cm" svg:y2="9.8cm">
          <text:p/>
        </draw:line>
        <draw:line draw:style-name="gr4" draw:text-style-name="P3" draw:layer="layout" svg:x1="4.7cm" svg:y1="18.3cm" svg:x2="4.7cm" svg:y2="18.8cm">
          <text:p/>
        </draw:line>
        <draw:frame draw:style-name="gr5" draw:text-style-name="P4" draw:layer="layout" svg:width="1.8cm" svg:height="0.962cm" svg:x="6.6cm" svg:y="7.3cm">
          <draw:text-box>
            <text:p>i=0</text:p>
          </draw:text-box>
        </draw:frame>
        <draw:frame draw:style-name="gr5" draw:text-style-name="P4" draw:layer="layout" svg:width="1.8cm" svg:height="0.962cm" svg:x="6.5cm" svg:y="11.5cm">
          <draw:text-box>
            <text:p>i=1</text:p>
          </draw:text-box>
        </draw:frame>
        <draw:frame draw:style-name="gr5" draw:text-style-name="P4" draw:layer="layout" svg:width="1.8cm" svg:height="0.962cm" svg:x="6.5cm" svg:y="15.6cm">
          <draw:text-box>
            <text:p>i=2</text:p>
          </draw:text-box>
        </draw:frame>
        <draw:frame draw:style-name="gr5" draw:text-style-name="P4" draw:layer="layout" svg:width="1.8cm" svg:height="0.962cm" svg:x="6.7cm" svg:y="21cm">
          <draw:text-box>
            <text:p>i=3</text:p>
          </draw:text-box>
        </draw:frame>
        <draw:frame draw:style-name="gr5" draw:text-style-name="P4" draw:layer="layout" svg:width="1.8cm" svg:height="0.962cm" svg:x="6.6cm" svg:y="7.3cm">
          <draw:text-box>
            <text:p>i=0</text:p>
          </draw:text-box>
        </draw:frame>
        <draw:custom-shape draw:style-name="gr1" draw:text-style-name="P2" draw:layer="layout" svg:width="3cm" svg:height="1cm" svg:x="13.2cm" svg:y="6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3.2cm" svg:y="7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9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8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1cm" svg:x="13.2cm" svg:y="6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3.2cm" svg:y="7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9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8.4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.2cm" svg:y="7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7.2cm" svg:y="8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.2cm" svg:y="10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.2cm" svg:y="9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17.2cm" svg:y="7.3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7.2cm" svg:y="8.3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.2cm" svg:y="10.3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.2cm" svg:y="9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21.2cm" svg:y="8.3cm">
          <text:p text:style-name="P1">task_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1cm" svg:x="21.2cm" svg:y="9.3cm">
          <text:p text:style-name="P1">task_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1.2cm" svg:y="11.3cm">
          <text:p text:style-name="P1">task_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1.2cm" svg:y="10.4cm">
          <text:p text:style-name="P1">task_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cm" svg:height="1cm" svg:x="21.2cm" svg:y="8.3cm">
          <text:p text:style-name="P1">task_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1cm" svg:x="21.2cm" svg:y="9.3cm">
          <text:p text:style-name="P1">task_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1.2cm" svg:y="11.3cm">
          <text:p text:style-name="P1">task_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21.2cm" svg:y="10.4cm">
          <text:p text:style-name="P1">task_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2cm" svg:y1="5.9cm" svg:x2="14.7cm" svg:y2="6.3cm" draw:start-shape="id1" draw:start-glue-point="1" draw:end-shape="id2" svg:d="M12200 5900h2500v400" svg:viewBox="0 0 2501 401">
          <text:p/>
        </draw:connector>
        <draw:connector draw:style-name="gr3" draw:text-style-name="P3" draw:layer="layout" svg:x1="16.2cm" svg:y1="6.8cm" svg:x2="18.7cm" svg:y2="7.3cm" draw:start-shape="id2" draw:start-glue-point="1" draw:end-shape="id3" draw:end-glue-point="0" svg:d="M16200 6800h2500v500" svg:viewBox="0 0 2501 501">
          <text:p/>
        </draw:connector>
        <draw:connector draw:style-name="gr3" draw:text-style-name="P3" draw:layer="layout" svg:x1="20.2cm" svg:y1="7.8cm" svg:x2="22.7cm" svg:y2="8.3cm" draw:start-shape="id3" draw:start-glue-point="1" draw:end-shape="id4" svg:d="M20200 7800h2500v500" svg:viewBox="0 0 2501 501">
          <text:p/>
        </draw:connector>
        <draw:line draw:style-name="gr3" draw:text-style-name="P3" draw:layer="layout" svg:x1="14.7cm" svg:y1="10.3cm" svg:x2="14.8cm" svg:y2="24.3cm">
          <text:p/>
        </draw:line>
        <draw:line draw:style-name="gr3" draw:text-style-name="P3" draw:layer="layout" svg:x1="10.6cm" svg:y1="9.4cm" svg:x2="10.6cm" svg:y2="24.3cm">
          <text:p/>
        </draw:line>
        <draw:line draw:style-name="gr3" draw:text-style-name="P3" draw:layer="layout" svg:x1="18.7cm" svg:y1="11.3cm" svg:x2="18.7cm" svg:y2="24.3cm">
          <text:p/>
        </draw:line>
        <draw:line draw:style-name="gr3" draw:text-style-name="P3" draw:layer="layout" svg:x1="22.7cm" svg:y1="12.3cm" svg:x2="22.7cm" svg:y2="24.3cm">
          <text:p/>
        </draw:line>
        <draw:frame draw:style-name="gr6" draw:text-style-name="P6" draw:layer="layout" svg:width="7.1cm" svg:height="1.204cm" svg:x="1.2cm" svg:y="3.7cm">
          <draw:text-box>
            <text:p text:style-name="P5"><text:span text:style-name="T1">Sériově</text:span></text:p>
          </draw:text-box>
        </draw:frame>
        <draw:frame draw:style-name="gr6" draw:text-style-name="P6" draw:layer="layout" svg:width="7.1cm" svg:height="1.204cm" svg:x="12.4cm" svg:y="3.7cm">
          <draw:text-box>
            <text:p text:style-name="P5"><text:span text:style-name="T1">Pipeline (4CPU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7-05-17T16:36:48.979105569</meta:creation-date>
    <dc:date>2017-05-18T23:10:34.857367783</dc:date>
    <dc:creator>zdenek </dc:creator>
    <meta:editing-duration>PT1H29M32S</meta:editing-duration>
    <meta:editing-cycles>4</meta:editing-cycles>
    <meta:generator>LibreOffice/4.4.3.2$Linux_X86_64 LibreOffice_project/40m0$Build-2</meta:generator>
    <meta:document-statistic meta:object-count="70"/>
  </office:meta>
</office:document-meta>
</file>